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 fo:break-before="pag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1f0d36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240f9d"/>
    </style:style>
    <style:style style:name="P5" style:family="paragraph" style:parent-style-name="Standard">
      <style:paragraph-properties fo:line-height="100%" fo:text-align="start" style:justify-single-word="false" fo:break-before="page"/>
      <style:text-properties officeooo:paragraph-rsid="0029a419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29a419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2c4605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loext:opacity="0%" style:font-name="Arial" fo:font-size="9pt" fo:font-weight="normal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loext:opacity="0%" style:font-name="Arial" fo:font-size="9pt" fo:font-weight="normal" officeooo:paragraph-rsid="001f0d36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9pt" fo:font-weight="normal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9pt" fo:font-weight="normal" officeooo:paragraph-rsid="001f0d36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9pt" fo:font-weight="normal" officeooo:paragraph-rsid="00240f9d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9pt" fo:font-weight="normal" officeooo:paragraph-rsid="0029a419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9pt" fo:font-weight="normal" officeooo:paragraph-rsid="002c4605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9pt" fo:font-weight="bold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9pt" fo:font-weight="normal" officeooo:paragraph-rsid="0029a419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9pt" fo:font-weight="normal" officeooo:rsid="0029a419" officeooo:paragraph-rsid="0029a419" fo:background-color="transparent" style:font-name-asian="Arial" style:font-name-complex="Arial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loext:opacity="0%" style:font-name="Arial" fo:font-size="9pt" style:rfc-language-tag="sr-Latn-RS" fo:language="sr" fo:script="Latn" fo:country="RS" fo:font-weight="normal" officeooo:rsid="00240f9d" officeooo:paragraph-rsid="002c4605" fo:background-color="transparent" style:font-name-asian="Arial" style:font-name-complex="Arial"/>
    </style:style>
    <style:style style:name="T1" style:family="text">
      <style:text-properties style:use-window-font-color="true" loext:opacity="0%" style:font-name="Arial" fo:font-size="9pt" fo:font-weight="normal" fo:background-color="transparent" loext:char-shading-value="0" style:font-name-asian="Arial" style:font-name-complex="Arial"/>
    </style:style>
    <style:style style:name="T2" style:family="text">
      <style:text-properties style:use-window-font-color="true" loext:opacity="0%" style:font-name="Arial" fo:font-size="9pt" fo:font-weight="normal" officeooo:rsid="00195202" fo:background-color="transparent" loext:char-shading-value="0" style:font-name-asian="Arial" style:font-name-complex="Arial"/>
    </style:style>
    <style:style style:name="T3" style:family="text">
      <style:text-properties style:use-window-font-color="true" loext:opacity="0%" style:font-name="Arial" fo:font-size="9pt" fo:font-weight="normal" officeooo:rsid="0019b87d" fo:background-color="transparent" loext:char-shading-value="0" style:font-name-asian="Arial" style:font-name-complex="Arial"/>
    </style:style>
    <style:style style:name="T4" style:family="text">
      <style:text-properties style:use-window-font-color="true" loext:opacity="0%" style:font-name="Arial" fo:font-size="9pt" fo:font-weight="normal" officeooo:rsid="0019f999" fo:background-color="transparent" loext:char-shading-value="0" style:font-name-asian="Arial" style:font-name-complex="Arial"/>
    </style:style>
    <style:style style:name="T5" style:family="text">
      <style:text-properties style:use-window-font-color="true" loext:opacity="0%" style:font-name="Arial" fo:font-size="9pt" fo:font-weight="normal" officeooo:rsid="001ad0e0" fo:background-color="transparent" loext:char-shading-value="0" style:font-name-asian="Arial" style:font-name-complex="Arial"/>
    </style:style>
    <style:style style:name="T6" style:family="text">
      <style:text-properties style:use-window-font-color="true" loext:opacity="0%" style:font-name="Arial" fo:font-size="9pt" fo:font-weight="normal" officeooo:rsid="001f407e" fo:background-color="transparent" loext:char-shading-value="0" style:font-name-asian="Arial" style:font-name-complex="Arial"/>
    </style:style>
    <style:style style:name="T7" style:family="text">
      <style:text-properties style:use-window-font-color="true" loext:opacity="0%" style:font-name="Arial" fo:font-size="9pt" fo:font-weight="normal" officeooo:rsid="00322a39" fo:background-color="transparent" loext:char-shading-value="0" style:font-name-asian="Arial" style:font-name-complex="Arial"/>
    </style:style>
    <style:style style:name="T8" style:family="text">
      <style:text-properties style:use-window-font-color="true" loext:opacity="0%" style:font-name="Arial" fo:font-size="9pt" fo:font-weight="bold" fo:background-color="transparent" loext:char-shading-value="0" style:font-name-asian="Arial" style:font-name-complex="Arial"/>
    </style:style>
    <style:style style:name="T9" style:family="text">
      <style:text-properties style:use-window-font-color="true" loext:opacity="0%" style:font-name="Arial" fo:font-size="9pt" fo:font-weight="bold" officeooo:rsid="0029a419" fo:background-color="transparent" loext:char-shading-value="0" style:font-name-asian="Arial" style:font-weight-asian="bold" style:font-name-complex="Arial" style:font-weight-complex="bold"/>
    </style:style>
    <style:style style:name="T10" style:family="text">
      <style:text-properties style:use-window-font-color="true" loext:opacity="0%" style:font-name="Arial" fo:font-size="9pt" style:rfc-language-tag="sr-Latn-RS" fo:language="sr" fo:script="Latn" fo:country="RS" fo:font-weight="normal" fo:background-color="transparent" loext:char-shading-value="0" style:font-name-asian="Arial" style:font-name-complex="Arial"/>
    </style:style>
    <style:style style:name="T11" style:family="text">
      <style:text-properties style:use-window-font-color="true" loext:opacity="0%" style:font-name="Arial" fo:font-size="9pt" style:rfc-language-tag="sr-Latn-RS" fo:language="sr" fo:script="Latn" fo:country="RS" fo:font-weight="normal" officeooo:rsid="001f407e" fo:background-color="transparent" loext:char-shading-value="0" style:font-name-asian="Arial" style:font-name-complex="Arial"/>
    </style:style>
    <style:style style:name="T12" style:family="text">
      <style:text-properties style:use-window-font-color="true" loext:opacity="0%" style:font-name="Arial" fo:font-size="9pt" style:rfc-language-tag="sr-Latn-RS" fo:language="sr" fo:script="Latn" fo:country="RS" fo:font-weight="normal" officeooo:rsid="0020a064" fo:background-color="transparent" loext:char-shading-value="0" style:font-name-asian="Arial" style:font-name-complex="Arial"/>
    </style:style>
    <style:style style:name="T13" style:family="text">
      <style:text-properties style:use-window-font-color="true" loext:opacity="0%" style:font-name="Arial" fo:font-size="9pt" style:rfc-language-tag="sr-Latn-RS" fo:language="sr" fo:script="Latn" fo:country="RS" fo:font-weight="normal" officeooo:rsid="00217e20" fo:background-color="transparent" loext:char-shading-value="0" style:font-name-asian="Arial" style:font-name-complex="Arial"/>
    </style:style>
    <style:style style:name="T14" style:family="text">
      <style:text-properties style:use-window-font-color="true" loext:opacity="0%" style:font-name="Arial" fo:font-size="9pt" style:rfc-language-tag="sr-Latn-RS" fo:language="sr" fo:script="Latn" fo:country="RS" fo:font-weight="normal" officeooo:rsid="00240f9d" fo:background-color="transparent" loext:char-shading-value="0" style:font-name-asian="Arial" style:font-name-complex="Arial"/>
    </style:style>
    <style:style style:name="T15" style:family="text">
      <style:text-properties style:use-window-font-color="true" loext:opacity="0%" style:font-name="Arial" fo:font-size="9pt" style:rfc-language-tag="sr-Latn-RS" fo:language="sr" fo:script="Latn" fo:country="RS" fo:font-weight="normal" officeooo:rsid="002518a3" fo:background-color="transparent" loext:char-shading-value="0" style:font-name-asian="Arial" style:font-name-complex="Arial"/>
    </style:style>
    <style:style style:name="T16" style:family="text">
      <style:text-properties style:use-window-font-color="true" loext:opacity="0%" style:font-name="Arial" fo:font-size="9pt" style:rfc-language-tag="sr-Latn-RS" fo:language="sr" fo:script="Latn" fo:country="RS" fo:font-weight="normal" officeooo:rsid="002ae5b7" fo:background-color="transparent" loext:char-shading-value="0" style:font-name-asian="Arial" style:font-name-complex="Arial"/>
    </style:style>
    <style:style style:name="T17" style:family="text">
      <style:text-properties style:use-window-font-color="true" loext:opacity="0%" style:font-name="Arial" fo:font-size="9pt" style:rfc-language-tag="sr-Latn-RS" fo:language="sr" fo:script="Latn" fo:country="RS" fo:font-weight="normal" officeooo:rsid="002b6692" fo:background-color="transparent" loext:char-shading-value="0" style:font-name-asian="Arial" style:font-name-complex="Arial"/>
    </style:style>
    <style:style style:name="T18" style:family="text">
      <style:text-properties style:use-window-font-color="true" loext:opacity="0%" style:font-name="Arial" fo:font-size="9pt" style:rfc-language-tag="sr-Latn-RS" fo:language="sr" fo:script="Latn" fo:country="RS" fo:font-weight="normal" officeooo:rsid="002bc9a3" fo:background-color="transparent" loext:char-shading-value="0" style:font-name-asian="Arial" style:font-name-complex="Arial"/>
    </style:style>
    <style:style style:name="T19" style:family="text">
      <style:text-properties style:use-window-font-color="true" loext:opacity="0%" style:font-name="Arial" fo:font-size="9pt" style:rfc-language-tag="sr-Latn-RS" fo:language="sr" fo:script="Latn" fo:country="RS" fo:font-weight="normal" officeooo:rsid="002c4605" fo:background-color="transparent" loext:char-shading-value="0" style:font-name-asian="Arial" style:font-name-complex="Arial"/>
    </style:style>
    <style:style style:name="T20" style:family="text">
      <style:text-properties style:use-window-font-color="true" loext:opacity="0%" style:font-name="Arial" fo:font-size="9pt" style:rfc-language-tag="sr-Latn-RS" fo:language="sr" fo:script="Latn" fo:country="RS" fo:font-weight="normal" officeooo:rsid="002d5c9c" fo:background-color="transparent" loext:char-shading-value="0" style:font-name-asian="Arial" style:font-name-complex="Arial"/>
    </style:style>
    <style:style style:name="T21" style:family="text">
      <style:text-properties style:use-window-font-color="true" loext:opacity="0%" style:font-name="Arial" fo:font-size="9pt" style:rfc-language-tag="sr-Latn-RS" fo:language="sr" fo:script="Latn" fo:country="RS" fo:font-weight="normal" officeooo:rsid="002eddb7" fo:background-color="transparent" loext:char-shading-value="0" style:font-name-asian="Arial" style:font-name-complex="Arial"/>
    </style:style>
    <style:style style:name="T22" style:family="text">
      <style:text-properties style:use-window-font-color="true" loext:opacity="0%" style:font-name="Arial" fo:font-size="9pt" style:rfc-language-tag="sr-Latn-RS" fo:language="sr" fo:script="Latn" fo:country="RS" fo:font-weight="normal" officeooo:rsid="00307f35" fo:background-color="transparent" loext:char-shading-value="0" style:font-name-asian="Arial" style:font-name-complex="Arial"/>
    </style:style>
    <style:style style:name="T23" style:family="text">
      <style:text-properties style:use-window-font-color="true" loext:opacity="0%" style:font-name="Arial" fo:font-size="9pt" style:rfc-language-tag="sr-Latn-RS" fo:language="sr" fo:script="Latn" fo:country="RS" fo:font-weight="normal" officeooo:rsid="00322a39" fo:background-color="transparent" loext:char-shading-value="0" style:font-name-asian="Arial" style:font-name-complex="Arial"/>
    </style:style>
    <style:style style:name="T24" style:family="text">
      <style:text-properties style:use-window-font-color="true" loext:opacity="0%" style:font-name="Arial" fo:font-size="9pt" style:rfc-language-tag="sr-Latn-RS" fo:language="sr" fo:script="Latn" fo:country="RS" fo:font-weight="normal" officeooo:rsid="00324809" fo:background-color="transparent" loext:char-shading-value="0" style:font-name-asian="Arial" style:font-name-complex="Arial"/>
    </style:style>
    <style:style style:name="T25" style:family="text">
      <style:text-properties style:use-window-font-color="true" loext:opacity="0%" style:font-name="Arial" fo:font-size="9pt" style:rfc-language-tag="sr-Latn-RS" fo:language="sr" fo:script="Latn" fo:country="RS" fo:font-weight="normal" officeooo:rsid="0033c0bc" fo:background-color="transparent" loext:char-shading-value="0" style:font-name-asian="Arial" style:font-name-complex="Arial"/>
    </style:style>
    <style:style style:name="T26" style:family="text">
      <style:text-properties style:use-window-font-color="true" loext:opacity="0%" style:font-name="Arial" fo:font-size="9pt" style:rfc-language-tag="sr-Latn-RS" fo:language="sr" fo:script="Latn" fo:country="RS" fo:font-weight="normal" officeooo:rsid="0029a419" fo:background-color="transparent" loext:char-shading-value="0" style:font-name-asian="Arial" style:font-name-complex="Arial"/>
    </style:style>
    <style:style style:name="T27" style:family="text">
      <style:text-properties style:use-window-font-color="true" loext:opacity="0%" style:font-name="Arial" fo:font-size="9pt" style:rfc-language-tag="sr-Latn-RS" fo:language="sr" fo:script="Latn" fo:country="RS" fo:font-weight="normal" officeooo:rsid="0034df7a" fo:background-color="transparent" loext:char-shading-value="0" style:font-name-asian="Arial" style:font-name-complex="Arial"/>
    </style:style>
    <style:style style:name="T28" style:family="text">
      <style:text-properties style:use-window-font-color="true" loext:opacity="0%" style:font-name="Arial" fo:font-size="9pt" style:rfc-language-tag="sr-Latn-RS" fo:language="sr" fo:script="Latn" fo:country="RS" fo:font-weight="normal" officeooo:rsid="00363b45" fo:background-color="transparent" loext:char-shading-value="0" style:font-name-asian="Arial" style:font-name-complex="Arial"/>
    </style:style>
    <style:style style:name="T29" style:family="text">
      <style:text-properties style:use-window-font-color="true" loext:opacity="0%" style:font-name="Arial" fo:font-size="9pt" style:rfc-language-tag="sr-Latn-RS" fo:language="sr" fo:script="Latn" fo:country="RS" fo:font-weight="normal" officeooo:rsid="0037e92e" fo:background-color="transparent" loext:char-shading-value="0" style:font-name-asian="Arial" style:font-name-complex="Arial"/>
    </style:style>
    <style:style style:name="T30" style:family="text">
      <style:text-properties style:use-window-font-color="true" loext:opacity="0%" style:font-name="Arial" fo:font-size="9pt" style:rfc-language-tag="sr-Latn-RS" fo:language="sr" fo:script="Latn" fo:country="RS" fo:font-weight="normal" officeooo:rsid="0038d7eb" fo:background-color="transparent" loext:char-shading-value="0" style:font-name-asian="Arial" style:font-name-complex="Arial"/>
    </style:style>
    <style:style style:name="T31" style:family="text">
      <style:text-properties style:use-window-font-color="true" loext:opacity="0%" style:font-name="Arial" fo:font-size="9pt" style:rfc-language-tag="sr-Latn-RS" fo:language="sr" fo:script="Latn" fo:country="RS" fo:font-weight="normal" officeooo:rsid="003a6ee2" fo:background-color="transparent" loext:char-shading-value="0" style:font-name-asian="Arial" style:font-name-complex="Arial"/>
    </style:style>
    <style:style style:name="T32" style:family="text">
      <style:text-properties style:use-window-font-color="true" loext:opacity="0%" style:font-name="Arial" fo:font-size="9pt" style:rfc-language-tag="sr-Latn-RS" fo:language="sr" fo:script="Latn" fo:country="RS" fo:font-weight="normal" officeooo:rsid="003c8574" fo:background-color="transparent" loext:char-shading-value="0" style:font-name-asian="Arial" style:font-name-complex="Arial"/>
    </style:style>
    <style:style style:name="T33" style:family="text">
      <style:text-properties style:use-window-font-color="true" loext:opacity="0%" style:font-name="Arial" fo:font-size="9pt" style:rfc-language-tag="sr-Latn-RS" fo:language="sr" fo:script="Latn" fo:country="RS" fo:font-weight="normal" officeooo:rsid="003ddbbb" fo:background-color="transparent" loext:char-shading-value="0" style:font-name-asian="Arial" style:font-name-complex="Arial"/>
    </style:style>
    <style:style style:name="T34" style:family="text">
      <style:text-properties style:use-window-font-color="true" loext:opacity="0%" style:font-name="Arial" fo:font-size="9pt" style:rfc-language-tag="sr-Latn-RS" fo:language="sr" fo:script="Latn" fo:country="RS" fo:font-weight="normal" officeooo:rsid="004248ac" fo:background-color="transparent" loext:char-shading-value="0" style:font-name-asian="Arial" style:font-name-complex="Arial"/>
    </style:style>
    <style:style style:name="T35" style:family="text">
      <style:text-properties style:use-window-font-color="true" loext:opacity="0%" style:font-name="Arial" fo:font-size="9pt" style:rfc-language-tag="sr-Latn-RS" fo:language="sr" fo:script="Latn" fo:country="RS" fo:font-weight="normal" officeooo:rsid="00432be1" fo:background-color="transparent" loext:char-shading-value="0" style:font-name-asian="Arial" style:font-name-complex="Arial"/>
    </style:style>
    <style:style style:name="T36" style:family="text">
      <style:text-properties style:use-window-font-color="true" loext:opacity="0%" style:font-name="Arial" fo:font-size="9pt" style:rfc-language-tag="sr-Latn-RS" fo:language="sr" fo:script="Latn" fo:country="RS" fo:font-weight="normal" officeooo:rsid="00438dff" fo:background-color="transparent" loext:char-shading-value="0" style:font-name-asian="Arial" style:font-name-complex="Arial"/>
    </style:style>
    <style:style style:name="T37" style:family="text">
      <style:text-properties style:use-window-font-color="true" loext:opacity="0%" style:font-name="Arial" fo:font-size="9pt" style:rfc-language-tag="sr-Latn-RS" fo:language="sr" fo:script="Latn" fo:country="RS" fo:font-weight="normal" officeooo:rsid="00469e20" fo:background-color="transparent" loext:char-shading-value="0" style:font-name-asian="Arial" style:font-name-complex="Arial"/>
    </style:style>
    <style:style style:name="T38" style:family="text">
      <style:text-properties style:use-window-font-color="true" loext:opacity="0%" style:font-name="Arial" fo:font-size="9pt" style:rfc-language-tag="sr-Latn-RS" fo:language="sr" fo:script="Latn" fo:country="RS" fo:font-weight="normal" officeooo:rsid="004b3b50" fo:background-color="transparent" loext:char-shading-value="0" style:font-name-asian="Arial" style:font-name-complex="Arial"/>
    </style:style>
    <style:style style:name="T39" style:family="text">
      <style:text-properties style:use-window-font-color="true" loext:opacity="0%" style:font-name="Arial" fo:font-size="9pt" style:rfc-language-tag="sr-Latn-RS" fo:language="sr" fo:script="Latn" fo:country="RS" fo:font-weight="normal" officeooo:rsid="004c31ea" fo:background-color="transparent" loext:char-shading-value="0" style:font-name-asian="Arial" style:font-name-complex="Arial"/>
    </style:style>
    <style:style style:name="T40" style:family="text">
      <style:text-properties style:use-window-font-color="true" loext:opacity="0%" style:font-name="Arial" fo:font-size="9pt" fo:language="en" fo:country="US" fo:font-weight="normal" officeooo:rsid="0029a419" fo:background-color="transparent" loext:char-shading-value="0" style:font-name-asian="Arial" style:font-name-complex="Arial"/>
    </style:style>
    <style:style style:name="T41" style:family="text">
      <style:text-properties style:use-window-font-color="true" loext:opacity="0%" style:font-name="Arial" fo:font-size="9pt" fo:language="en" fo:country="US" fo:font-weight="normal" officeooo:rsid="002aaa6a" fo:background-color="transparent" loext:char-shading-value="0" style:font-name-asian="Arial" style:font-name-complex="Arial"/>
    </style:style>
    <style:style style:name="T42" style:family="text">
      <style:text-properties style:rfc-language-tag="sr-Latn-RS" fo:language="sr" fo:script="Latn" fo:country="RS" officeooo:rsid="002303d4"/>
    </style:style>
    <style:style style:name="T43" style:family="text">
      <style:text-properties style:rfc-language-tag="sr-Latn-RS" fo:language="sr" fo:script="Latn" fo:country="RS" officeooo:rsid="0025f97b"/>
    </style:style>
    <style:style style:name="T44" style:family="text">
      <style:text-properties style:rfc-language-tag="sr-Latn-RS" fo:language="sr" fo:script="Latn" fo:country="RS" officeooo:rsid="002c4605"/>
    </style:style>
    <style:style style:name="T45" style:family="text">
      <style:text-properties style:rfc-language-tag="sr-Latn-RS" fo:language="sr" fo:script="Latn" fo:country="RS" officeooo:rsid="002d5c9c"/>
    </style:style>
    <style:style style:name="T46" style:family="text">
      <style:text-properties style:rfc-language-tag="sr-Latn-RS" fo:language="sr" fo:script="Latn" fo:country="RS" officeooo:rsid="004e21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Životinje UseCase</text:p>
      <text:p text:style-name="P9"/>
      <text:p text:style-name="P1"><text:span text:style-name="T8">Identifikator</text:span><text:span text:style-name="T1">: ŽUC1</text:span></text:p>
      <text:p text:style-name="P11"/>
      <text:p text:style-name="P1"><text:span text:style-name="T8">Naziv</text:span><text:span text:style-name="T1">:<text:tab/><text:tab/></text:span><text:span text:style-name="T5">Zahtev za registraciju</text:span><text:span text:style-name="T1">.</text:span></text:p>
      <text:p text:style-name="P11"/>
      <text:p text:style-name="P1"><text:span text:style-name="T8">Učesnik</text:span><text:span text:style-name="T1">: <text:tab/><text:tab/>Neregistrovan korisnik, Volonter.</text:span></text:p>
      <text:p text:style-name="P11"/>
      <text:p text:style-name="P1"><text:span text:style-name="T8">Opis</text:span><text:span text:style-name="T1">: <text:tab/><text:tab/>Registacija neregistrovanog korisnik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Korisnik postaje registrovan. Prikaz početne stranice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Neregistrovani korisnik unosi neophodne podatke za prijavu</text:p>
      <text:p text:style-name="P11"><text:tab/>2. Volonter validira podatke i obaveštava korisnika</text:p>
      <text:p text:style-name="P11"><text:tab/>3. Korisnik biva preusmeren na stranicu za prijavu</text:p>
      <text:p text:style-name="P11"/>
      <text:p text:style-name="P11">------------------------------------------------------------------------------------------------</text:p>
      <text:p text:style-name="P9"/>
      <text:p text:style-name="P1"><text:span text:style-name="T8">Identifikator</text:span><text:span text:style-name="T1">: ŽUC2</text:span></text:p>
      <text:p text:style-name="P11"/>
      <text:p text:style-name="P1"><text:span text:style-name="T8">Naziv</text:span><text:span text:style-name="T1">:<text:tab/><text:tab/>Pregled sajta.</text:span></text:p>
      <text:p text:style-name="P11"/>
      <text:p text:style-name="P1"><text:span text:style-name="T8">Učesnik</text:span><text:span text:style-name="T1">: <text:tab/><text:tab/>Neregistrovan korisnik.</text:span></text:p>
      <text:p text:style-name="P11"/>
      <text:p text:style-name="P1"><text:span text:style-name="T8">Opis</text:span><text:span text:style-name="T1">: <text:tab/><text:tab/></text:span><text:span text:style-name="T38">P</text:span><text:span text:style-name="T1">regled </text:span><text:span text:style-name="T39">objava </text:span><text:span text:style-name="T1">sajt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Neregistrovan korisnik pregleda sajt</text:p>
      <text:p text:style-name="P11"/>
      <text:p text:style-name="P11">------------------------------------------------------------------------------------------------</text:p>
      <text:p text:style-name="P11"/>
      <text:p text:style-name="P1"><text:span text:style-name="T8">Identifikator</text:span><text:span text:style-name="T1">: ŽUC3</text:span></text:p>
      <text:p text:style-name="P11"/>
      <text:p text:style-name="P1"><text:span text:style-name="T8">Naziv</text:span><text:span text:style-name="T1">:<text:tab/><text:tab/>Pregled sajta.</text:span></text:p>
      <text:p text:style-name="P11"/>
      <text:p text:style-name="P1"><text:span text:style-name="T8">Učesnik</text:span><text:span text:style-name="T1">: <text:tab/><text:tab/>Korisnik.</text:span></text:p>
      <text:p text:style-name="P11"/>
      <text:p text:style-name="P1"><text:span text:style-name="T8">Opis</text:span><text:span text:style-name="T1">: <text:tab/><text:tab/></text:span><text:span text:style-name="T7">P</text:span><text:span text:style-name="T1">regled sajta</text:span><text:span text:style-name="T7"> u korisni</text:span><text:span text:style-name="T23">čkom režimu</text:span><text:span text:style-name="T1">.</text:span></text:p>
      <text:p text:style-name="P11"/>
      <text:p text:style-name="P1"><text:span text:style-name="T8">Preduslovi</text:span><text:span text:style-name="T1">: <text:tab/></text:span><text:span text:style-name="T3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Korisnik pregleda sajt</text:p>
      <text:p text:style-name="P11"/>
      <text:p text:style-name="P11">------------------------------------------------------------------------------------------------</text:p>
      <text:p text:style-name="P11"/>
      <text:p text:style-name="P16"/>
      <text:p text:style-name="P2"><text:span text:style-name="T8">Identifikator</text:span><text:span text:style-name="T1">: ŽUC4</text:span></text:p>
      <text:p text:style-name="P11"/>
      <text:p text:style-name="P1"><text:span text:style-name="T8">Naziv</text:span><text:span text:style-name="T1">:<text:tab/><text:tab/>Prijava.</text:span></text:p>
      <text:p text:style-name="P11"/>
      <text:p text:style-name="P1"><text:span text:style-name="T8">Učesnik</text:span><text:span text:style-name="T1">: <text:tab/><text:tab/>Neregistrovan korisnik, Sistem.</text:span></text:p>
      <text:p text:style-name="P11"/>
      <text:p text:style-name="P1"><text:span text:style-name="T8">Opis</text:span><text:span text:style-name="T1">: <text:tab/><text:tab/>Prijava na sajt.</text:span></text:p>
      <text:p text:style-name="P11"/>
      <text:p text:style-name="P1"><text:span text:style-name="T8">Preduslovi</text:span><text:span text:style-name="T1">: <text:tab/></text:span><text:span text:style-name="T2"><text:tab/></text:span><text:span text:style-name="T1">Neregistrovan korisnik nije prethodno prijavljen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Neregistrovan korisnik postaje prijavljen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Neregistrovan korisnik unosi kredencijale</text:p>
      <text:p text:style-name="P11"><text:tab/>2. Sistem proverava validnost kredencijala</text:p>
      <text:p text:style-name="P11"><text:tab/>3. Neregistrovan korisnik biva prijavljen</text:p>
      <text:p text:style-name="P11"/>
      <text:p text:style-name="P11">------------------------------------------------------------------------------------------------</text:p>
      <text:p text:style-name="P11"/>
      <text:p text:style-name="P1"><text:span text:style-name="T8">Identifikator</text:span><text:span text:style-name="T1">: ŽUC</text:span><text:span text:style-name="T24">5</text:span></text:p>
      <text:p text:style-name="P11"/>
      <text:p text:style-name="P1"><text:span text:style-name="T8">Naziv</text:span><text:span text:style-name="T1">:<text:tab/><text:tab/>Odjava.</text:span></text:p>
      <text:p text:style-name="P11"/>
      <text:p text:style-name="P1"><text:span text:style-name="T8">Učesnik</text:span><text:span text:style-name="T1">: <text:tab/><text:tab/>Korisnik.</text:span></text:p>
      <text:p text:style-name="P11"/>
      <text:p text:style-name="P1"><text:span text:style-name="T8">Opis</text:span><text:span text:style-name="T1">: <text:tab/><text:tab/>Odjava sa sajt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Korisnik je prethodno prijavljen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Korisnik postaje odjavljen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Korisnik se odjavljuje</text:p>
      <text:p text:style-name="P11"><text:tab/>2. Prikaz stranice za prijavu</text:p>
      <text:p text:style-name="P11"/>
      <text:p text:style-name="P11">------------------------------------------------------------------------------------------------</text:p>
      <text:p text:style-name="P11"/>
      <text:p text:style-name="P11"/>
      <text:p text:style-name="P1"><text:span text:style-name="T8">Identifikator</text:span><text:span text:style-name="T1">: ŽUC</text:span><text:span text:style-name="T24">6</text:span></text:p>
      <text:p text:style-name="P11"/>
      <text:p text:style-name="P1"><text:span text:style-name="T8">Naziv</text:span><text:span text:style-name="T1">:<text:tab/><text:tab/>Oceni korisnika.</text:span></text:p>
      <text:p text:style-name="P11"/>
      <text:p text:style-name="P1"><text:span text:style-name="T8">Učesnik</text:span><text:span text:style-name="T1">: <text:tab/><text:tab/>Korisnik.</text:span></text:p>
      <text:p text:style-name="P11"/>
      <text:p text:style-name="P1"><text:span text:style-name="T8">Opis</text:span><text:span text:style-name="T1">: <text:tab/><text:tab/>Korisnik ocenjuje drugog korisnik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Drugi korisnik postaje ocenjen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Korisnik bira korisnika koga će oceniti</text:p>
      <text:p text:style-name="P11"><text:tab/>2. Bira ocenu od 1 do 10</text:p>
      <text:p text:style-name="P11"><text:tab/>3. Ocena se dodeljuje ocenjenom korisniku</text:p>
      <text:p text:style-name="P11"/>
      <text:p text:style-name="P11">------------------------------------------------------------------------------------------------</text:p>
      <text:p text:style-name="P11"/>
      <text:p text:style-name="P16"/>
      <text:p text:style-name="P2"><text:span text:style-name="T8">Identifikator</text:span><text:span text:style-name="T1">: ŽUC</text:span><text:span text:style-name="T24">7</text:span></text:p>
      <text:p text:style-name="P11"/>
      <text:p text:style-name="P1"><text:span text:style-name="T8">Naziv</text:span><text:span text:style-name="T1">:<text:tab/><text:tab/>Pošalji poruku.</text:span></text:p>
      <text:p text:style-name="P11"/>
      <text:p text:style-name="P1"><text:span text:style-name="T8">Učesnik</text:span><text:span text:style-name="T1">: <text:tab/><text:tab/>Korisnik.</text:span></text:p>
      <text:p text:style-name="P11"/>
      <text:p text:style-name="P1"><text:span text:style-name="T8">Opis</text:span><text:span text:style-name="T1">: <text:tab/><text:tab/>Korisnik šalje poruku drugom korisniku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Drugi korisnik prima poruku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Korisnik bira korisnika kome će poslati poruku</text:p>
      <text:p text:style-name="P11"><text:tab/>2. Korisnik piše poruku</text:p>
      <text:p text:style-name="P11"><text:tab/>3. Poruka se šalje drugom korisniku</text:p>
      <text:p text:style-name="P11"/>
      <text:p text:style-name="P11">------------------------------------------------------------------------------------------------</text:p>
      <text:p text:style-name="P11"/>
      <text:p text:style-name="P1"><text:span text:style-name="T8">Identifikator</text:span><text:span text:style-name="T1">: ŽUC</text:span><text:span text:style-name="T24">8</text:span></text:p>
      <text:p text:style-name="P11"/>
      <text:p text:style-name="P1"><text:span text:style-name="T8">Naziv</text:span><text:span text:style-name="T1">:<text:tab/><text:tab/>Lajkuj objavu.</text:span></text:p>
      <text:p text:style-name="P11"/>
      <text:p text:style-name="P1"><text:span text:style-name="T8">Učesnik</text:span><text:span text:style-name="T1">: <text:tab/><text:tab/>Korisnik.</text:span></text:p>
      <text:p text:style-name="P11"/>
      <text:p text:style-name="P1"><text:span text:style-name="T8">Opis</text:span><text:span text:style-name="T1">: <text:tab/><text:tab/>Korisnik lajkuje objavu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Objava postaje popularnija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Korisnik bira objavu koju će lajkovati</text:p>
      <text:p text:style-name="P11"><text:tab/>2. Korisnik lajkuje obajvu</text:p>
      <text:p text:style-name="P11"/>
      <text:p text:style-name="P11">------------------------------------------------------------------------------------------------</text:p>
      <text:p text:style-name="P11"/>
      <text:p text:style-name="P11"/>
      <text:p text:style-name="P1"><text:span text:style-name="T8">Identifikator</text:span><text:span text:style-name="T1">: ŽUC</text:span><text:span text:style-name="T24">9</text:span></text:p>
      <text:p text:style-name="P11"/>
      <text:p text:style-name="P1"><text:span text:style-name="T8">Naziv</text:span><text:span text:style-name="T1">:<text:tab/><text:tab/>Komentariši objavu.</text:span></text:p>
      <text:p text:style-name="P11"/>
      <text:p text:style-name="P1"><text:span text:style-name="T8">Učesnik</text:span><text:span text:style-name="T1">: <text:tab/><text:tab/>Korisnik.</text:span></text:p>
      <text:p text:style-name="P11"/>
      <text:p text:style-name="P1"><text:span text:style-name="T8">Opis</text:span><text:span text:style-name="T1">: <text:tab/><text:tab/>Korisnik komentariše objavu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Objava postaje popularnija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Korisnik bira objavu koju će komentarisati</text:p>
      <text:p text:style-name="P11"><text:tab/>2. Korisnik komentariše obajvu</text:p>
      <text:p text:style-name="P11"/>
      <text:p text:style-name="P11">------------------------------------------------------------------------------------------------</text:p>
      <text:p text:style-name="P11"/>
      <text:p text:style-name="P16"/>
      <text:p text:style-name="P2"><text:span text:style-name="T8">Identifikator</text:span><text:span text:style-name="T1">: ŽUC1</text:span><text:span text:style-name="T24">0</text:span></text:p>
      <text:p text:style-name="P11"/>
      <text:p text:style-name="P1"><text:span text:style-name="T8">Naziv</text:span><text:span text:style-name="T1">:<text:tab/><text:tab/>Pretraži objavu.</text:span></text:p>
      <text:p text:style-name="P11"/>
      <text:p text:style-name="P1"><text:span text:style-name="T8">Učesnik</text:span><text:span text:style-name="T1">: <text:tab/><text:tab/>Korisnik.</text:span></text:p>
      <text:p text:style-name="P11"/>
      <text:p text:style-name="P1"><text:span text:style-name="T8">Opis</text:span><text:span text:style-name="T1">: <text:tab/><text:tab/>Korisnik traži objavu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Korisnik unosi uslove pretrage</text:p>
      <text:p text:style-name="P11"><text:tab/>2. Korisniku se prikazuju relevantne objave</text:p>
      <text:p text:style-name="P11"/>
      <text:p text:style-name="P11">------------------------------------------------------------------------------------------------</text:p>
      <text:p text:style-name="P11"/>
      <text:p text:style-name="P1"><text:span text:style-name="T8">Identifikator</text:span><text:span text:style-name="T1">: ŽUC1</text:span><text:span text:style-name="T24">1</text:span></text:p>
      <text:p text:style-name="P11"/>
      <text:p text:style-name="P1"><text:span text:style-name="T8">Naziv</text:span><text:span text:style-name="T1">:<text:tab/><text:tab/>Pretraži korisnike.</text:span></text:p>
      <text:p text:style-name="P11"/>
      <text:p text:style-name="P1"><text:span text:style-name="T8">Učesnik</text:span><text:span text:style-name="T1">: <text:tab/><text:tab/>Korisnik.</text:span></text:p>
      <text:p text:style-name="P11"/>
      <text:p text:style-name="P1"><text:span text:style-name="T8">Opis</text:span><text:span text:style-name="T1">: <text:tab/><text:tab/>Korisnik traži druge korisnike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Korisnik unosi uslove pretrage</text:p>
      <text:p text:style-name="P11"><text:tab/>2. Korisniku se prikazuju relevantni korisnici</text:p>
      <text:p text:style-name="P11"/>
      <text:p text:style-name="P11">------------------------------------------------------------------------------------------------</text:p>
      <text:p text:style-name="P11"/>
      <text:p text:style-name="P11"/>
      <text:p text:style-name="P1"><text:span text:style-name="T8">Identifikator</text:span><text:span text:style-name="T1">: ŽUC1</text:span><text:span text:style-name="T24">2</text:span></text:p>
      <text:p text:style-name="P11"/>
      <text:p text:style-name="P1"><text:span text:style-name="T8">Naziv</text:span><text:span text:style-name="T1">:<text:tab/><text:tab/>Dodaj zahtev za objavu.</text:span></text:p>
      <text:p text:style-name="P11"/>
      <text:p text:style-name="P1"><text:span text:style-name="T8">Učesnik</text:span><text:span text:style-name="T1">: <text:tab/><text:tab/>Član, Volonter.</text:span></text:p>
      <text:p text:style-name="P11"/>
      <text:p text:style-name="P1"><text:span text:style-name="T8">Opis</text:span><text:span text:style-name="T1">: <text:tab/><text:tab/>Član šalje zahtev za novu objavu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Član je kreirao objavu. Član nije na crnoj listi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Objava biva objavljena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Član šalje zahtev za objavu</text:p>
      <text:p text:style-name="P11"><text:tab/>2. Volonter proverava validnost obajve</text:p>
      <text:p text:style-name="P11"><text:tab/>3. Zahtev biva odobren</text:p>
      <text:p text:style-name="P11"/>
      <text:p text:style-name="P11">------------------------------------------------------------------------------------------------</text:p>
      <text:p text:style-name="P11"/>
      <text:p text:style-name="P16"/>
      <text:p text:style-name="P2"><text:span text:style-name="T8">Identifikator</text:span><text:span text:style-name="T1">: ŽUC1</text:span><text:span text:style-name="T24">3</text:span></text:p>
      <text:p text:style-name="P11"/>
      <text:p text:style-name="P1"><text:span text:style-name="T8">Naziv</text:span><text:span text:style-name="T1">:<text:tab/><text:tab/>Ponuda dom.</text:span></text:p>
      <text:p text:style-name="P11"/>
      <text:p text:style-name="P1"><text:span text:style-name="T8">Učesnik</text:span><text:span text:style-name="T1">: <text:tab/><text:tab/>Član, Volonter.</text:span></text:p>
      <text:p text:style-name="P11"/>
      <text:p text:style-name="P1"><text:span text:style-name="T8">Opis</text:span><text:span text:style-name="T1">: <text:tab/><text:tab/>Član podnosi zahtev za ponudu dom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Član ne sme već imati udomljenu životinju. Član nije na crnoj listi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Životinja je udomljena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Član bira životinju za udomljavanje</text:p>
      <text:p text:style-name="P11"><text:tab/>2. Član šalje ponudu doma</text:p>
      <text:p text:style-name="P11"><text:tab/>3. Zahtev se pregleda od strane volontera</text:p>
      <text:p text:style-name="P11"><text:tab/>4. Životinja se udomljava</text:p>
      <text:p text:style-name="P11"/>
      <text:p text:style-name="P11">------------------------------------------------------------------------------------------------</text:p>
      <text:p text:style-name="P10"/>
      <text:p text:style-name="P3"><text:span text:style-name="T8">Identifikator</text:span><text:span text:style-name="T1">: ŽUC1</text:span><text:span text:style-name="T24">4</text:span></text:p>
      <text:p text:style-name="P12"/>
      <text:p text:style-name="P3"><text:span text:style-name="T8">Naziv</text:span><text:span text:style-name="T1">:<text:tab/><text:tab/>Oceni životinju.</text:span></text:p>
      <text:p text:style-name="P12"/>
      <text:p text:style-name="P3"><text:span text:style-name="T8">Učesnik</text:span><text:span text:style-name="T1">: <text:tab/><text:tab/>Član.</text:span></text:p>
      <text:p text:style-name="P12"/>
      <text:p text:style-name="P3"><text:span text:style-name="T8">Opis</text:span><text:span text:style-name="T1">: <text:tab/><text:tab/>Član ocenjuje životinju.</text:span></text:p>
      <text:p text:style-name="P12"/>
      <text:p text:style-name="P3"><text:span text:style-name="T8">Preduslovi</text:span><text:span text:style-name="T1">: <text:tab/></text:span><text:span text:style-name="T4"><text:tab/></text:span><text:span text:style-name="T1">Član mora imati udomljenu životinju. Član nije na crnoj listi.</text:span></text:p>
      <text:p text:style-name="P12"/>
      <text:p text:style-name="P3"><text:span text:style-name="T8">Posledice</text:span><text:span text:style-name="T1">: <text:tab/></text:span><text:span text:style-name="T4"><text:tab/></text:span><text:span text:style-name="T1">Životinja biva ocenjena.</text:span></text:p>
      <text:p text:style-name="P12"/>
      <text:p text:style-name="P3"><text:span text:style-name="T8">Osnovni Tok</text:span><text:span text:style-name="T1"> </text:span><text:span text:style-name="T8">Izvršavanja</text:span><text:span text:style-name="T1">:</text:span></text:p>
      <text:p text:style-name="P12"><text:tab/>1. Nakon udomljavanja životinje član ocenjuje životinju</text:p>
      <text:p text:style-name="P12"><text:tab/>2. Ocena se čuva u sistemu</text:p>
      <text:p text:style-name="P12"><text:tab/>3. Dodaje se procečna ocena životinje u sistem</text:p>
      <text:p text:style-name="P12"/>
      <text:p text:style-name="P12">------------------------------------------------------------------------------------------------</text:p>
      <text:p text:style-name="P13"/>
      <text:p text:style-name="P4"><text:span text:style-name="T8">Identifikator</text:span><text:span text:style-name="T1">: ŽUC1</text:span><text:span text:style-name="T25">5</text:span></text:p>
      <text:p text:style-name="P13"/>
      <text:p text:style-name="P4"><text:span text:style-name="T8">Naziv</text:span><text:span text:style-name="T1">:<text:tab/><text:tab/></text:span><text:span text:style-name="T6">Doniraj za </text:span><text:span text:style-name="T11">životinju</text:span><text:span text:style-name="T1">.</text:span></text:p>
      <text:p text:style-name="P13"/>
      <text:p text:style-name="P4"><text:span text:style-name="T8">Učesnik</text:span><text:span text:style-name="T1">: <text:tab/><text:tab/>Član.</text:span></text:p>
      <text:p text:style-name="P13"/>
      <text:p text:style-name="P4"><text:span text:style-name="T8">Opis</text:span><text:span text:style-name="T1">: <text:tab/><text:tab/></text:span><text:span text:style-name="T12">Donacija za</text:span><text:span text:style-name="T1"> životinju.</text:span></text:p>
      <text:p text:style-name="P13"/>
      <text:p text:style-name="P4"><text:span text:style-name="T8">Preduslovi</text:span><text:span text:style-name="T1">: <text:tab/></text:span><text:span text:style-name="T4"><text:tab/></text:span><text:span text:style-name="T13">-</text:span></text:p>
      <text:p text:style-name="P13"/>
      <text:p text:style-name="P4"><text:span text:style-name="T8">Posledice</text:span><text:span text:style-name="T1">: <text:tab/></text:span><text:span text:style-name="T4"><text:tab/></text:span><text:span text:style-name="T13">-</text:span></text:p>
      <text:p text:style-name="P13"/>
      <text:p text:style-name="P4"><text:span text:style-name="T8">Osnovni Tok</text:span><text:span text:style-name="T1"> </text:span><text:span text:style-name="T8">Izvršavanja</text:span><text:span text:style-name="T1">:</text:span></text:p>
      <text:p text:style-name="P13"><text:tab/>1. <text:span text:style-name="T42">Član bira životinju za koju bi napravio donaciju</text:span></text:p>
      <text:p text:style-name="P13"><text:tab/>2. <text:span text:style-name="T42">Član unosi sumu novca za donaciju</text:span></text:p>
      <text:p text:style-name="P13"><text:tab/>3. <text:span text:style-name="T42">Donacija se izvršava</text:span></text:p>
      <text:p text:style-name="P13"/>
      <text:p text:style-name="P13">------------------------------------------------------------------------------------------------</text:p>
      <text:p text:style-name="P13"/>
      <text:p text:style-name="P4"/>
      <text:p text:style-name="P5"><text:span text:style-name="T8">Identifikator</text:span><text:span text:style-name="T1">: ŽUC1</text:span><text:span text:style-name="T25">6</text:span></text:p>
      <text:p text:style-name="P14"/>
      <text:p text:style-name="P6"><text:span text:style-name="T8">Naziv</text:span><text:span text:style-name="T1">:<text:tab/><text:tab/></text:span><text:span text:style-name="T6">Doniraj </text:span><text:span text:style-name="T14">udr</text:span><text:span text:style-name="T15">u</text:span><text:span text:style-name="T14">ženju</text:span><text:span text:style-name="T1">.</text:span></text:p>
      <text:p text:style-name="P14"/>
      <text:p text:style-name="P6"><text:span text:style-name="T8">Učesnik</text:span><text:span text:style-name="T1">: <text:tab/><text:tab/>Član.</text:span></text:p>
      <text:p text:style-name="P14"/>
      <text:p text:style-name="P6"><text:span text:style-name="T8">Opis</text:span><text:span text:style-name="T1">: <text:tab/><text:tab/></text:span><text:span text:style-name="T12">Donacija za</text:span><text:span text:style-name="T1"> </text:span><text:span text:style-name="T15">udruženje</text:span><text:span text:style-name="T1">.</text:span></text:p>
      <text:p text:style-name="P14"/>
      <text:p text:style-name="P6"><text:span text:style-name="T8">Preduslovi</text:span><text:span text:style-name="T1">: <text:tab/></text:span><text:span text:style-name="T4"><text:tab/></text:span><text:span text:style-name="T13">-</text:span></text:p>
      <text:p text:style-name="P14"/>
      <text:p text:style-name="P6"><text:span text:style-name="T8">Posledice</text:span><text:span text:style-name="T1">: <text:tab/></text:span><text:span text:style-name="T4"><text:tab/></text:span><text:span text:style-name="T13">-</text:span></text:p>
      <text:p text:style-name="P14"/>
      <text:p text:style-name="P6"><text:span text:style-name="T8">Osnovni Tok</text:span><text:span text:style-name="T1"> </text:span><text:span text:style-name="T8">Izvršavanja</text:span><text:span text:style-name="T1">:</text:span></text:p>
      <text:p text:style-name="P14"><text:tab/><text:span text:style-name="T43">1</text:span>. <text:span text:style-name="T42">Član unosi sumu novca za donaciju</text:span></text:p>
      <text:p text:style-name="P14"><text:tab/><text:span text:style-name="T44">2</text:span>. <text:span text:style-name="T42">Donacija se izvršava</text:span></text:p>
      <text:p text:style-name="P14"/>
      <text:p text:style-name="P14">------------------------------------------------------------------------------------------------</text:p>
      <text:p text:style-name="P18"/>
      <text:p text:style-name="P7"><text:span text:style-name="T9">I</text:span><text:span text:style-name="T8">dentifikator</text:span><text:span text:style-name="T1">: ŽUC1</text:span><text:span text:style-name="T25">7</text:span></text:p>
      <text:p text:style-name="P15"/>
      <text:p text:style-name="P7"><text:span text:style-name="T8">Naziv</text:span><text:span text:style-name="T1">:<text:tab/><text:tab/></text:span><text:span text:style-name="T41">Odobri zahtev za udomljavanje</text:span><text:span text:style-name="T1">.</text:span></text:p>
      <text:p text:style-name="P15"/>
      <text:p text:style-name="P7"><text:span text:style-name="T8">Učesnik</text:span><text:span text:style-name="T1">: <text:tab/><text:tab/></text:span><text:span text:style-name="T16">Volonter, Član</text:span><text:span text:style-name="T1">.</text:span></text:p>
      <text:p text:style-name="P15"/>
      <text:p text:style-name="P7"><text:span text:style-name="T8">Opis</text:span><text:span text:style-name="T1">: <text:tab/><text:tab/></text:span><text:span text:style-name="T17">Volonter odobljava zahtev za udomljavanje</text:span><text:span text:style-name="T1">.</text:span></text:p>
      <text:p text:style-name="P15"/>
      <text:p text:style-name="P7"><text:span text:style-name="T8">Preduslovi</text:span><text:span text:style-name="T1">: <text:tab/></text:span><text:span text:style-name="T4"><text:tab/></text:span><text:span text:style-name="T17">Član je poslao zahtev za udomljavanje.</text:span></text:p>
      <text:p text:style-name="P15"/>
      <text:p text:style-name="P7"><text:span text:style-name="T8">Posledice</text:span><text:span text:style-name="T1">: <text:tab/></text:span><text:span text:style-name="T4"><text:tab/></text:span><text:span text:style-name="T18">Član udomljava životinju.</text:span></text:p>
      <text:p text:style-name="P15"/>
      <text:p text:style-name="P7"><text:span text:style-name="T8">Osnovni Tok</text:span><text:span text:style-name="T1"> </text:span><text:span text:style-name="T8">Izvršavanja</text:span><text:span text:style-name="T1">:</text:span></text:p>
      <text:p text:style-name="P15"><text:tab/><text:span text:style-name="T43">1</text:span>. <text:span text:style-name="T44">Volonter selektuje zahtev za udomljavanje</text:span></text:p>
      <text:p text:style-name="P15"><text:tab/><text:span text:style-name="T44">2</text:span>. <text:span text:style-name="T44">Volonter odobrava zahtev za udomljavanje</text:span></text:p>
      <text:p text:style-name="P15"/>
      <text:p text:style-name="P15">------------------------------------------------------------------------------------------------</text:p>
      <text:p text:style-name="P15"/>
      <text:p text:style-name="P7"><text:span text:style-name="T9">I</text:span><text:span text:style-name="T8">dentifikator</text:span><text:span text:style-name="T1">: ŽUC1</text:span><text:span text:style-name="T25">8</text:span></text:p>
      <text:p text:style-name="P15"/>
      <text:p text:style-name="P7"><text:span text:style-name="T8">Naziv</text:span><text:span text:style-name="T1">:<text:tab/><text:tab/></text:span><text:span text:style-name="T19">Odbij </text:span><text:span text:style-name="T41">zahtev za udomljavanje</text:span><text:span text:style-name="T1">.</text:span></text:p>
      <text:p text:style-name="P15"/>
      <text:p text:style-name="P7"><text:span text:style-name="T8">Učesnik</text:span><text:span text:style-name="T1">: <text:tab/><text:tab/></text:span><text:span text:style-name="T16">Volonter, Član</text:span><text:span text:style-name="T1">.</text:span></text:p>
      <text:p text:style-name="P15"/>
      <text:p text:style-name="P7"><text:span text:style-name="T8">Opis</text:span><text:span text:style-name="T1">: <text:tab/><text:tab/></text:span><text:span text:style-name="T17">Volonter </text:span><text:span text:style-name="T20">odbija </text:span><text:span text:style-name="T17">zahtev za udomljavanje</text:span><text:span text:style-name="T1">.</text:span></text:p>
      <text:p text:style-name="P15"/>
      <text:p text:style-name="P7"><text:span text:style-name="T8">Preduslovi</text:span><text:span text:style-name="T1">: <text:tab/></text:span><text:span text:style-name="T4"><text:tab/></text:span><text:span text:style-name="T17">Član je poslao zahtev za udomljavanje.</text:span></text:p>
      <text:p text:style-name="P15"/>
      <text:p text:style-name="P7"><text:span text:style-name="T8">Posledice</text:span><text:span text:style-name="T1">: <text:tab/></text:span><text:span text:style-name="T4"><text:tab/></text:span><text:span text:style-name="T20">-</text:span></text:p>
      <text:p text:style-name="P15"/>
      <text:p text:style-name="P7"><text:span text:style-name="T8">Osnovni Tok</text:span><text:span text:style-name="T1"> </text:span><text:span text:style-name="T8">Izvršavanja</text:span><text:span text:style-name="T1">:</text:span></text:p>
      <text:p text:style-name="P15"><text:tab/><text:span text:style-name="T43">1</text:span>. <text:span text:style-name="T44">Volonter selektuje zahtev za udomljavanje</text:span></text:p>
      <text:p text:style-name="P15"><text:tab/><text:span text:style-name="T44">2</text:span>. <text:span text:style-name="T44">Volonter </text:span><text:span text:style-name="T45">odbija</text:span><text:span text:style-name="T44"> zahtev za udomljavanje</text:span></text:p>
      <text:p text:style-name="P15"/>
      <text:p text:style-name="P15">------------------------------------------------------------------------------------------------</text:p>
      <text:p text:style-name="P19"/>
      <text:p text:style-name="P11"/>
      <text:p text:style-name="P16"/>
      <text:p text:style-name="P2"><text:span text:style-name="T8">Identifikator</text:span><text:span text:style-name="T1">: ŽUC</text:span><text:span text:style-name="T25">19</text:span></text:p>
      <text:p text:style-name="P11"/>
      <text:p text:style-name="P1"><text:span text:style-name="T8">Naziv</text:span><text:span text:style-name="T1">:<text:tab/><text:tab/>Dodaj objavu.</text:span></text:p>
      <text:p text:style-name="P11"/>
      <text:p text:style-name="P1"><text:span text:style-name="T8">Učesnik</text:span><text:span text:style-name="T1">: <text:tab/><text:tab/>Volonter.</text:span></text:p>
      <text:p text:style-name="P11"/>
      <text:p text:style-name="P1"><text:span text:style-name="T8">Opis</text:span><text:span text:style-name="T1">: <text:tab/><text:tab/>Voloter objavljuje obajvu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Objava je kreirana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Objava postaje vidljiva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Volonter kreira objavu</text:p>
      <text:p text:style-name="P11"><text:tab/>2. Objava postaje vidljiva ostalim korisnicima</text:p>
      <text:p text:style-name="P11"/>
      <text:p text:style-name="P11">------------------------------------------------------------------------------------------------</text:p>
      <text:p text:style-name="P9"/>
      <text:p text:style-name="P1"><text:span text:style-name="T8">Identifikator</text:span><text:span text:style-name="T1">: ŽUC</text:span><text:span text:style-name="T22">2</text:span><text:span text:style-name="T25">0</text:span></text:p>
      <text:p text:style-name="P11"/>
      <text:p text:style-name="P1"><text:span text:style-name="T8">Naziv</text:span><text:span text:style-name="T1">:<text:tab/><text:tab/>Obriši objavu.</text:span></text:p>
      <text:p text:style-name="P11"/>
      <text:p text:style-name="P1"><text:span text:style-name="T8">Učesnik</text:span><text:span text:style-name="T1">: <text:tab/><text:tab/>Volonter.</text:span></text:p>
      <text:p text:style-name="P11"/>
      <text:p text:style-name="P1"><text:span text:style-name="T8">Opis</text:span><text:span text:style-name="T1">: <text:tab/><text:tab/>Voloter briše obajvu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Objava postoji u sistemu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Objava nestaje iz sistema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Volonter bira obajvu za brisanje</text:p>
      <text:p text:style-name="P11"><text:tab/>2. Objava se briše iz sistema</text:p>
      <text:p text:style-name="P11"/>
      <text:p text:style-name="P11">------------------------------------------------------------------------------------------------</text:p>
      <text:p text:style-name="P9"/>
      <text:p text:style-name="P1"><text:span text:style-name="T8">Identifikator</text:span><text:span text:style-name="T1">: ŽUC</text:span><text:span text:style-name="T22">2</text:span><text:span text:style-name="T25">1</text:span></text:p>
      <text:p text:style-name="P11"/>
      <text:p text:style-name="P1"><text:span text:style-name="T8">Naziv</text:span><text:span text:style-name="T1">:<text:tab/><text:tab/>Odobri zahtev za objavu.</text:span></text:p>
      <text:p text:style-name="P11"/>
      <text:p text:style-name="P1"><text:span text:style-name="T8">Učesnik</text:span><text:span text:style-name="T1">: <text:tab/><text:tab/>Volonter, Član.</text:span></text:p>
      <text:p text:style-name="P11"/>
      <text:p text:style-name="P1"><text:span text:style-name="T8">Opis</text:span><text:span text:style-name="T1">: <text:tab/><text:tab/>Volonter odobrava zahtev za objavu od strane član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Član je poslao zahtev za objavu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Objava postaje vidljiva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Volonter bira zahtev za odobravanje objave</text:p>
      <text:p text:style-name="P11"><text:tab/>2. Volonter odobrava objavu</text:p>
      <text:p text:style-name="P11"/>
      <text:p text:style-name="P11">------------------------------------------------------------------------------------------------</text:p>
      <text:p text:style-name="P9"/>
      <text:p text:style-name="P11"/>
      <text:p text:style-name="P16"/>
      <text:p text:style-name="P2"><text:span text:style-name="T8">Identifikator</text:span><text:span text:style-name="T1">: ŽUC</text:span><text:span text:style-name="T22">2</text:span><text:span text:style-name="T27">2</text:span></text:p>
      <text:p text:style-name="P11"/>
      <text:p text:style-name="P1"><text:span text:style-name="T8">Naziv</text:span><text:span text:style-name="T1">:<text:tab/><text:tab/>Odbij zahtev za objavu.</text:span></text:p>
      <text:p text:style-name="P11"/>
      <text:p text:style-name="P1"><text:span text:style-name="T8">Učesnik</text:span><text:span text:style-name="T1">: <text:tab/><text:tab/>Volonter, Član.</text:span></text:p>
      <text:p text:style-name="P11"/>
      <text:p text:style-name="P1"><text:span text:style-name="T8">Opis</text:span><text:span text:style-name="T1">: <text:tab/><text:tab/>Voloter odbija zahtev za objavu od strane član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Član je poslao zahtev za objavu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Objava ne postaje vidljiva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Volonter bira zahtev za odobravanje objave</text:p>
      <text:p text:style-name="P11"><text:tab/>2. Volonter odbija objavu</text:p>
      <text:p text:style-name="P11"/>
      <text:p text:style-name="P11">------------------------------------------------------------------------------------------------</text:p>
      <text:p text:style-name="P9"/>
      <text:p text:style-name="P1"><text:span text:style-name="T8">Identifikator</text:span><text:span text:style-name="T1">: ŽUC</text:span><text:span text:style-name="T22">2</text:span><text:span text:style-name="T28">3</text:span></text:p>
      <text:p text:style-name="P11"/>
      <text:p text:style-name="P1"><text:span text:style-name="T8">Naziv</text:span><text:span text:style-name="T1">:<text:tab/><text:tab/>Odobri zahtev za registraciju.</text:span></text:p>
      <text:p text:style-name="P11"/>
      <text:p text:style-name="P1"><text:span text:style-name="T8">Učesnik</text:span><text:span text:style-name="T1">: <text:tab/><text:tab/>Volonter, Neregistrovan korisnik.</text:span></text:p>
      <text:p text:style-name="P11"/>
      <text:p text:style-name="P1"><text:span text:style-name="T8">Opis</text:span><text:span text:style-name="T1">: <text:tab/><text:tab/>Volonter odobrava zahtev za registraciju od strane neregistrovanog korisnik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Neregistrovan korisnik je poslao zahtev za registraciju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Neregistrovan korisnik postaje registrovan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Volonter bira zahtev za odobravanje registracije</text:p>
      <text:p text:style-name="P11"><text:tab/>2. Volonter odobrava registraciju</text:p>
      <text:p text:style-name="P11"/>
      <text:p text:style-name="P11">------------------------------------------------------------------------------------------------</text:p>
      <text:p text:style-name="P9"/>
      <text:p text:style-name="P1"><text:span text:style-name="T8">Identifikator</text:span><text:span text:style-name="T1">: ŽUC</text:span><text:span text:style-name="T22">2</text:span><text:span text:style-name="T28">4</text:span></text:p>
      <text:p text:style-name="P11"/>
      <text:p text:style-name="P1"><text:span text:style-name="T8">Naziv</text:span><text:span text:style-name="T1">:<text:tab/><text:tab/>Odbij zahtev za registraciju.</text:span></text:p>
      <text:p text:style-name="P11"/>
      <text:p text:style-name="P1"><text:span text:style-name="T8">Učesnik</text:span><text:span text:style-name="T1">: <text:tab/><text:tab/>Volonter, Neregistrovan korisnik.</text:span></text:p>
      <text:p text:style-name="P11"/>
      <text:p text:style-name="P1"><text:span text:style-name="T8">Opis</text:span><text:span text:style-name="T1">: <text:tab/><text:tab/>Voloter odbija zahtev za objavu od strane neregistrovanog korisnik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Neregistrovan korisnik je poslao zahtev za registraciju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Neregistrovan korisnik ostaje neregistrovan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Volonter bira zahtev za odobravanje <text:s/>registracije</text:p>
      <text:p text:style-name="P11"><text:tab/>2. Volonter odbija registraciju</text:p>
      <text:p text:style-name="P11"/>
      <text:p text:style-name="P11">------------------------------------------------------------------------------------------------</text:p>
      <text:p text:style-name="P9"/>
      <text:p text:style-name="P11"/>
      <text:p text:style-name="P16"/>
      <text:p text:style-name="P2"><text:span text:style-name="T8">Identifikator</text:span><text:span text:style-name="T1">: ŽUC</text:span><text:span text:style-name="T22">2</text:span><text:span text:style-name="T29">5</text:span></text:p>
      <text:p text:style-name="P11"/>
      <text:p text:style-name="P1"><text:span text:style-name="T8">Naziv</text:span><text:span text:style-name="T1">:<text:tab/><text:tab/>Glasaj za promovisanje člana.</text:span></text:p>
      <text:p text:style-name="P11"/>
      <text:p text:style-name="P1"><text:span text:style-name="T8">Učesnik</text:span><text:span text:style-name="T1">: <text:tab/><text:tab/>Volonter.</text:span></text:p>
      <text:p text:style-name="P11"/>
      <text:p text:style-name="P1"><text:span text:style-name="T8">Opis</text:span><text:span text:style-name="T1">: <text:tab/><text:tab/>Voloter bira člana kojeg bi promovisao u volonter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Administrator je započeo glasanje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Volonter bira člana koga bi promovisao</text:p>
      <text:p text:style-name="P11"><text:tab/>2. Volonter glasa za člana</text:p>
      <text:p text:style-name="P11"/>
      <text:p text:style-name="P11">------------------------------------------------------------------------------------------------</text:p>
      <text:p text:style-name="P9"/>
      <text:p text:style-name="P1"><text:span text:style-name="T8">Identifikator</text:span><text:span text:style-name="T1">: ŽUC</text:span><text:span text:style-name="T22">2</text:span><text:span text:style-name="T30">6</text:span></text:p>
      <text:p text:style-name="P11"/>
      <text:p text:style-name="P1"><text:span text:style-name="T8">Naziv</text:span><text:span text:style-name="T1">:<text:tab/><text:tab/>Pretraži donacije.</text:span></text:p>
      <text:p text:style-name="P11"/>
      <text:p text:style-name="P1"><text:span text:style-name="T8">Učesnik</text:span><text:span text:style-name="T1">: <text:tab/><text:tab/>Volonter.</text:span></text:p>
      <text:p text:style-name="P11"/>
      <text:p text:style-name="P1"><text:span text:style-name="T8">Opis</text:span><text:span text:style-name="T1">: <text:tab/><text:tab/>Voloter pretražuje donacije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Donacije postoje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Volonter unosi kriterijume pretrage</text:p>
      <text:p text:style-name="P11"><text:tab/>2. Volonteru se prikazuju donacije</text:p>
      <text:p text:style-name="P11"/>
      <text:p text:style-name="P11">------------------------------------------------------------------------------------------------</text:p>
      <text:p text:style-name="P9"/>
      <text:p text:style-name="P1"><text:span text:style-name="T8">Identifikator</text:span><text:span text:style-name="T1">: ŽUC</text:span><text:span text:style-name="T22">2</text:span><text:span text:style-name="T31">7</text:span></text:p>
      <text:p text:style-name="P11"/>
      <text:p text:style-name="P1"><text:span text:style-name="T8">Naziv</text:span><text:span text:style-name="T1">:<text:tab/><text:tab/>Stavi na crnu listu.</text:span></text:p>
      <text:p text:style-name="P11"/>
      <text:p text:style-name="P1"><text:span text:style-name="T8">Učesnik</text:span><text:span text:style-name="T1">: <text:tab/><text:tab/>Volonter, Član.</text:span></text:p>
      <text:p text:style-name="P11"/>
      <text:p text:style-name="P1"><text:span text:style-name="T8">Opis</text:span><text:span text:style-name="T1">: <text:tab/><text:tab/>Voloter stavlja člana na crnu listu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Član nije na crnoj listi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Član se stavlja na crnu listu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Volonter pretražuje članove</text:p>
      <text:p text:style-name="P11"><text:tab/>2. Volonter postavlja člana na crnu listu</text:p>
      <text:p text:style-name="P11"/>
      <text:p text:style-name="P11">------------------------------------------------------------------------------------------------</text:p>
      <text:p text:style-name="P9"/>
      <text:p text:style-name="P11"/>
      <text:p text:style-name="P16"/>
      <text:p text:style-name="P2"><text:span text:style-name="T8">Identifikator</text:span><text:span text:style-name="T1">: ŽUC</text:span><text:span text:style-name="T22">2</text:span><text:span text:style-name="T32">8</text:span></text:p>
      <text:p text:style-name="P11"/>
      <text:p text:style-name="P1"><text:span text:style-name="T8">Naziv</text:span><text:span text:style-name="T1">:<text:tab/><text:tab/>Generiši izvod.</text:span></text:p>
      <text:p text:style-name="P11"/>
      <text:p text:style-name="P1"><text:span text:style-name="T8">Učesnik</text:span><text:span text:style-name="T1">: <text:tab/><text:tab/>Volonter.</text:span></text:p>
      <text:p text:style-name="P11"/>
      <text:p text:style-name="P1"><text:span text:style-name="T8">Opis</text:span><text:span text:style-name="T1">: <text:tab/><text:tab/>Voloter generiše i pregleda izvod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Volonter generiše izvod<text:span text:style-name="T46"> na osnovu donacija</text:span></text:p>
      <text:p text:style-name="P11"/>
      <text:p text:style-name="P11">------------------------------------------------------------------------------------------------</text:p>
      <text:p text:style-name="P9"/>
      <text:p text:style-name="P1"><text:span text:style-name="T8">Identifikator</text:span><text:span text:style-name="T1">: ŽUC</text:span><text:span text:style-name="T33">29</text:span></text:p>
      <text:p text:style-name="P11"/>
      <text:p text:style-name="P1"><text:span text:style-name="T8">Naziv</text:span><text:span text:style-name="T1">:<text:tab/><text:tab/>Registruj udruženje.</text:span></text:p>
      <text:p text:style-name="P11"/>
      <text:p text:style-name="P1"><text:span text:style-name="T8">Učesnik</text:span><text:span text:style-name="T1">: <text:tab/><text:tab/>Administrator.</text:span></text:p>
      <text:p text:style-name="P11"/>
      <text:p text:style-name="P1"><text:span text:style-name="T8">Opis</text:span><text:span text:style-name="T1">: <text:tab/><text:tab/>Administrator generiše novo udruženje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Dodaje se novo udruženje u sistem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Administrator unosi neophodne informacije za kreiranje novog udruženja</text:p>
      <text:p text:style-name="P11"><text:tab/>2. Administrator kreira novo udruženje</text:p>
      <text:p text:style-name="P11"/>
      <text:p text:style-name="P11">------------------------------------------------------------------------------------------------</text:p>
      <text:p text:style-name="P9"/>
      <text:p text:style-name="P1"><text:span text:style-name="T8">Identifikator</text:span><text:span text:style-name="T1">: ŽUC</text:span><text:span text:style-name="T22">3</text:span><text:span text:style-name="T34">0</text:span></text:p>
      <text:p text:style-name="P11"/>
      <text:p text:style-name="P1"><text:span text:style-name="T8">Naziv</text:span><text:span text:style-name="T1">:<text:tab/><text:tab/>Registruj volontera.</text:span></text:p>
      <text:p text:style-name="P11"/>
      <text:p text:style-name="P1"><text:span text:style-name="T8">Učesnik</text:span><text:span text:style-name="T1">: <text:tab/><text:tab/>Administrator, Volonter.</text:span></text:p>
      <text:p text:style-name="P11"/>
      <text:p text:style-name="P1"><text:span text:style-name="T8">Opis</text:span><text:span text:style-name="T1">: <text:tab/><text:tab/>Administrator registruje novog volonter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Korisnik postaje volonter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Administrator unosi neophodne informacije za kreiranje novog volontera</text:p>
      <text:p text:style-name="P11"><text:tab/>2. Administrator kreira novog volontera</text:p>
      <text:p text:style-name="P11"/>
      <text:p text:style-name="P11">------------------------------------------------------------------------------------------------</text:p>
      <text:p text:style-name="P9"/>
      <text:p text:style-name="P11"/>
      <text:p text:style-name="P16"/>
      <text:p text:style-name="P2"><text:span text:style-name="T8">Identifikator</text:span><text:span text:style-name="T1">: ŽUC</text:span><text:span text:style-name="T22">3</text:span><text:span text:style-name="T35">1</text:span></text:p>
      <text:p text:style-name="P11"/>
      <text:p text:style-name="P1"><text:span text:style-name="T8">Naziv</text:span><text:span text:style-name="T1">:<text:tab/><text:tab/>Promoviši člana u volontera.</text:span></text:p>
      <text:p text:style-name="P11"/>
      <text:p text:style-name="P1"><text:span text:style-name="T8">Učesnik</text:span><text:span text:style-name="T1">: <text:tab/><text:tab/>Administrator, Član.</text:span></text:p>
      <text:p text:style-name="P11"/>
      <text:p text:style-name="P1"><text:span text:style-name="T8">Opis</text:span><text:span text:style-name="T1">: <text:tab/><text:tab/>Administrator promoviše člana u volonter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Član je izglasan za promovisanje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Član postaje volonter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Administrator unosi neophodne informacije za kreiranje novog volontera</text:p>
      <text:p text:style-name="P11"><text:tab/>2. Administrator kreira novog volontera</text:p>
      <text:p text:style-name="P11"/>
      <text:p text:style-name="P11">------------------------------------------------------------------------------------------------</text:p>
      <text:p text:style-name="P9"/>
      <text:p text:style-name="P1"><text:span text:style-name="T8">Identifikator</text:span><text:span text:style-name="T1">: ŽUC</text:span><text:span text:style-name="T22">3</text:span><text:span text:style-name="T36">2</text:span></text:p>
      <text:p text:style-name="P11"/>
      <text:p text:style-name="P1"><text:span text:style-name="T8">Naziv</text:span><text:span text:style-name="T1">:<text:tab/><text:tab/>Dodaj vrstu životinje.</text:span></text:p>
      <text:p text:style-name="P11"/>
      <text:p text:style-name="P1"><text:span text:style-name="T8">Učesnik</text:span><text:span text:style-name="T1">: <text:tab/><text:tab/>Administrator.</text:span></text:p>
      <text:p text:style-name="P11"/>
      <text:p text:style-name="P1"><text:span text:style-name="T8">Opis</text:span><text:span text:style-name="T1">: <text:tab/><text:tab/>Administrator dodaje novu vrstu životinje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Životinja nije u sistemu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Životinja je dodata u sistem.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Administrator unosi neophodne informacije za dodavanje nove životinje</text:p>
      <text:p text:style-name="P11"><text:tab/>2. Administrator dodaje novu životinju</text:p>
      <text:p text:style-name="P11"/>
      <text:p text:style-name="P11">------------------------------------------------------------------------------------------------</text:p>
      <text:p text:style-name="P9"/>
      <text:p text:style-name="P1"><text:span text:style-name="T8">Identifikator</text:span><text:span text:style-name="T1">: ŽUC</text:span><text:span text:style-name="T22">3</text:span><text:span text:style-name="T37">3</text:span></text:p>
      <text:p text:style-name="P11"/>
      <text:p text:style-name="P1"><text:span text:style-name="T8">Naziv</text:span><text:span text:style-name="T1">:<text:tab/><text:tab/>Započni glasanje.</text:span></text:p>
      <text:p text:style-name="P11"/>
      <text:p text:style-name="P1"><text:span text:style-name="T8">Učesnik</text:span><text:span text:style-name="T1">: <text:tab/><text:tab/>Administrator.</text:span></text:p>
      <text:p text:style-name="P11"/>
      <text:p text:style-name="P1"><text:span text:style-name="T8">Opis</text:span><text:span text:style-name="T1">: <text:tab/><text:tab/>Administrator otpočinje period glasanja za promociju članova.</text:span></text:p>
      <text:p text:style-name="P11"/>
      <text:p text:style-name="P1"><text:span text:style-name="T8">Preduslovi</text:span><text:span text:style-name="T1">: <text:tab/></text:span><text:span text:style-name="T4"><text:tab/></text:span><text:span text:style-name="T1">Prethodno glasanje se završilo.</text:span></text:p>
      <text:p text:style-name="P11"/>
      <text:p text:style-name="P1"><text:span text:style-name="T8">Posledice</text:span><text:span text:style-name="T1">: <text:tab/></text:span><text:span text:style-name="T4"><text:tab/></text:span><text:span text:style-name="T1">-</text:span></text:p>
      <text:p text:style-name="P11"/>
      <text:p text:style-name="P1"><text:span text:style-name="T8">Osnovni Tok</text:span><text:span text:style-name="T1"> </text:span><text:span text:style-name="T8">Izvršavanja</text:span><text:span text:style-name="T1">:</text:span></text:p>
      <text:p text:style-name="P11"><text:tab/>1. Administrator otpočinje glasanje</text:p>
      <text:p text:style-name="P11"><text:tab/>2. Volonteri se obaveštavaju o glasanju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04T18:01:59.957000000</dc:date>
    <meta:editing-duration>PT42M1S</meta:editing-duration>
    <meta:editing-cycles>41</meta:editing-cycles>
    <meta:generator>LibreOffice/7.2.4.1$Windows_X86_64 LibreOffice_project/27d75539669ac387bb498e35313b970b7fe9c4f9</meta:generator>
    <meta:document-statistic meta:table-count="0" meta:image-count="0" meta:object-count="0" meta:page-count="11" meta:paragraph-count="336" meta:word-count="1300" meta:character-count="12909" meta:non-whitespace-character-count="11575"/>
  </office:meta>
</office:document-meta>
</file>